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monospace" svg:font-family="monospace"/>
  </office:font-face-decls>
  <office:automatic-styles>
    <style:style style:name="P1" style:family="paragraph" style:parent-style-name="Standard">
      <style:text-properties officeooo:paragraph-rsid="000d9290"/>
    </style:style>
    <style:style style:name="P2" style:family="paragraph" style:parent-style-name="Standard">
      <style:text-properties fo:font-size="14pt" officeooo:paragraph-rsid="000d9290" style:font-size-asian="14pt" style:font-size-complex="14pt"/>
    </style:style>
    <style:style style:name="P3" style:family="paragraph" style:parent-style-name="Standard">
      <style:text-properties fo:font-size="14pt" officeooo:rsid="000d9290" officeooo:paragraph-rsid="000d9290" style:font-size-asian="14pt" style:font-size-complex="14pt"/>
    </style:style>
    <style:style style:name="P4" style:family="paragraph" style:parent-style-name="Standard">
      <style:text-properties fo:font-size="14pt" officeooo:rsid="00100db7" officeooo:paragraph-rsid="00100db7" style:font-size-asian="14pt" style:font-size-complex="14pt"/>
    </style:style>
    <style:style style:name="P5" style:family="paragraph" style:parent-style-name="Standard">
      <style:text-properties fo:font-size="14pt" officeooo:rsid="00108ca8" officeooo:paragraph-rsid="00108ca8" style:font-size-asian="14pt" style:font-size-complex="14pt"/>
    </style:style>
    <style:style style:name="P6" style:family="paragraph" style:parent-style-name="Standard">
      <style:text-properties fo:font-size="14pt" officeooo:rsid="0011a065" officeooo:paragraph-rsid="0011a065" style:font-size-asian="14pt" style:font-size-complex="14pt"/>
    </style:style>
    <style:style style:name="P7" style:family="paragraph" style:parent-style-name="Standard">
      <style:text-properties officeooo:rsid="00100db7" officeooo:paragraph-rsid="00100db7"/>
    </style:style>
    <style:style style:name="P8" style:family="paragraph" style:parent-style-name="Standard">
      <style:text-properties fo:font-size="11pt" officeooo:rsid="00100db7" officeooo:paragraph-rsid="00100db7" style:font-size-asian="11pt" style:font-size-complex="11pt"/>
    </style:style>
    <style:style style:name="P9" style:family="paragraph" style:parent-style-name="Standard">
      <style:text-properties fo:font-size="11pt" officeooo:rsid="00108ca8" officeooo:paragraph-rsid="00108ca8" style:font-size-asian="11pt" style:font-size-complex="11pt"/>
    </style:style>
    <style:style style:name="P10" style:family="paragraph" style:parent-style-name="Standard">
      <style:text-properties fo:font-size="11pt" officeooo:rsid="0011a065" officeooo:paragraph-rsid="0011a065" style:font-size-asian="11pt" style:font-size-complex="11pt"/>
    </style:style>
    <style:style style:name="P11" style:family="paragraph" style:parent-style-name="Standard">
      <style:paragraph-properties fo:text-align="center" style:justify-single-word="false"/>
      <style:text-properties fo:font-size="20pt" fo:font-style="italic" style:text-underline-style="solid" style:text-underline-width="auto" style:text-underline-color="font-color" fo:font-weight="bold" officeooo:rsid="000d9290" officeooo:paragraph-rsid="000d9290" style:font-size-asian="20pt" style:font-style-asian="italic" style:font-weight-asian="bold" style:font-size-complex="20pt" style:font-style-complex="italic" style:font-weight-complex="bold"/>
    </style:style>
    <style:style style:name="P12" style:family="paragraph" style:parent-style-name="Standard">
      <style:text-properties fo:color="#000000" loext:opacity="100%" style:font-name="Liberation Serif" fo:font-size="14pt" officeooo:rsid="0011a065" officeooo:paragraph-rsid="0011a065" style:font-size-asian="14pt" style:font-size-complex="14pt"/>
    </style:style>
    <style:style style:name="T1" style:family="text">
      <style:text-properties officeooo:rsid="000d9290"/>
    </style:style>
    <style:style style:name="T2" style:family="text">
      <style:text-properties fo:font-variant="normal" fo:text-transform="none" fo:color="#990099" loext:opacity="100%" style:font-name="monospace" fo:font-size="4.80000019073486pt" fo:letter-spacing="normal" fo:font-style="normal" fo:font-weight="normal"/>
    </style:style>
    <style:style style:name="T3" style:family="text">
      <style:text-properties fo:font-variant="normal" fo:text-transform="none" fo:color="#990099" loext:opacity="100%" style:font-name="monospace" fo:letter-spacing="normal" fo:font-style="normal" fo:font-weight="normal"/>
    </style:style>
    <style:style style:name="T4" style:family="text">
      <style:text-properties fo:font-variant="normal" fo:text-transform="none" fo:color="#990099" loext:opacity="100%" style:font-name="monospace" fo:font-size="11pt" fo:letter-spacing="normal" fo:font-style="normal" fo:font-weight="normal" style:font-size-asian="11pt" style:font-size-complex="11pt"/>
    </style:style>
    <style:style style:name="T5" style:family="text">
      <style:text-properties fo:font-variant="normal" fo:text-transform="none" fo:color="#000000" loext:opacity="100%" style:font-name="monospace" fo:letter-spacing="normal" fo:font-style="normal" fo:font-weight="normal"/>
    </style:style>
    <style:style style:name="T6" style:family="text">
      <style:text-properties fo:font-variant="normal" fo:text-transform="none" fo:color="#000000" loext:opacity="100%" style:font-name="monospace" fo:font-size="11pt" fo:letter-spacing="normal" fo:font-style="normal" fo:font-weight="normal" style:font-size-asian="11pt" style:font-size-complex="11pt"/>
    </style:style>
    <style:style style:name="T7" style:family="text">
      <style:text-properties fo:font-variant="normal" fo:text-transform="none" fo:color="#000000" loext:opacity="100%" style:font-name="monospace" fo:font-size="14pt" fo:letter-spacing="normal" fo:font-style="normal" fo:font-weight="normal" style:font-size-asian="14pt" style:font-size-complex="14pt"/>
    </style:style>
    <style:style style:name="T8" style:family="text">
      <style:text-properties fo:font-variant="normal" fo:text-transform="none" fo:color="#ff00ff" loext:opacity="100%" style:font-name="monospace" fo:font-size="4.80000019073486pt" fo:letter-spacing="normal" fo:font-style="normal" fo:font-weight="normal"/>
    </style:style>
    <style:style style:name="T9" style:family="text">
      <style:text-properties fo:font-variant="normal" fo:text-transform="none" fo:color="#ff00ff" loext:opacity="100%" style:font-name="monospace" fo:font-size="11pt" fo:letter-spacing="normal" fo:font-style="normal" fo:font-weight="normal" style:font-size-asian="11pt" style:font-size-complex="11pt"/>
    </style:style>
    <style:style style:name="T10" style:family="text">
      <style:text-properties fo:font-variant="normal" fo:text-transform="none" fo:color="#ff00ff" loext:opacity="100%" style:font-name="monospace" fo:letter-spacing="normal" fo:font-style="normal" fo:font-weight="normal"/>
    </style:style>
    <style:style style:name="T11" style:family="text">
      <style:text-properties fo:font-variant="normal" fo:text-transform="none" fo:font-size="11pt" fo:letter-spacing="normal" fo:font-style="normal" fo:font-weight="normal" style:font-size-asian="11pt" style:font-size-complex="11pt"/>
    </style:style>
    <style:style style:name="T12" style:family="text">
      <style:text-properties fo:font-variant="normal" fo:text-transform="none" fo:color="#008000" loext:opacity="100%" style:font-name="monospace" fo:font-size="11pt" fo:letter-spacing="normal" fo:font-style="normal" fo:font-weight="normal" style:font-size-asian="11pt" style:font-size-complex="11pt"/>
    </style:style>
    <style:style style:name="T13" style:family="text">
      <style:text-properties fo:font-variant="normal" fo:text-transform="none" fo:color="#008000" loext:opacity="100%" style:font-name="monospace" fo:font-size="4.80000019073486pt" fo:letter-spacing="normal" fo:font-style="normal" fo:font-weight="normal"/>
    </style:style>
    <style:style style:name="T14" style:family="text">
      <style:text-properties fo:font-variant="normal" fo:text-transform="none" fo:color="#008000" loext:opacity="100%" style:font-name="monospace" fo:letter-spacing="normal" fo:font-style="normal" fo:font-weight="normal"/>
    </style:style>
    <style:style style:name="T15" style:family="text">
      <style:text-properties fo:font-variant="normal" fo:text-transform="none" fo:color="#008080" loext:opacity="100%" style:font-name="monospace" fo:letter-spacing="normal" fo:font-style="normal" fo:font-weight="normal"/>
    </style:style>
    <style:style style:name="T16" style:family="text">
      <style:text-properties fo:font-variant="normal" fo:text-transform="none" style:font-name="monospace" fo:letter-spacing="normal" fo:font-style="normal" fo:font-weight="normal"/>
    </style:style>
    <style:style style:name="T17" style:family="text">
      <style:text-properties fo:font-variant="normal" fo:text-transform="none" fo:letter-spacing="normal" fo:font-style="normal" fo:font-weight="normal"/>
    </style:style>
    <style:style style:name="T18" style:family="text">
      <style:text-properties fo:font-size="14pt" officeooo:rsid="000d9290" style:font-size-asian="14pt" style:font-size-complex="14pt"/>
    </style:style>
    <style:style style:name="T19" style:family="text">
      <style:text-properties fo:font-size="11pt" style:font-size-asian="11pt" style:font-size-complex="11pt"/>
    </style:style>
    <style:style style:name="T20" style:family="text">
      <style:text-properties officeooo:rsid="00108ca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Requête SQL:</text:p>
      <text:p text:style-name="P3"/>
      <text:p text:style-name="P3">1/ Afficher toutes les marques de voitures </text:p>
      <text:p text:style-name="P2"><text:span text:style-name="T1">→ </text:span><text:span text:style-name="T4">SELECT </text:span><text:span text:style-name="T6">marque</text:span><text:span text:style-name="T19"><text:line-break/> <text:s text:c="5"/></text:span><text:span text:style-name="T4">FROM</text:span><text:span text:style-name="T6"> voitures</text:span><text:span text:style-name="T19"> </text:span></text:p>
      <text:p text:style-name="P2"/>
      <text:p text:style-name="P3"/>
      <text:p text:style-name="P3"/>
      <text:p text:style-name="P3">2/ Afficher les marques et les couleurs de toutes les voitures</text:p>
      <text:p text:style-name="P1"><text:span text:style-name="T18">→ </text:span><text:span text:style-name="T4">SELECT</text:span><text:span text:style-name="T6"> marque</text:span><text:span text:style-name="T9">,</text:span><text:span text:style-name="T6">couleur</text:span><text:span text:style-name="T19"><text:line-break/> <text:s text:c="5"/></text:span><text:span text:style-name="T4">FROM</text:span><text:span text:style-name="T6"> voitures</text:span><text:span text:style-name="T19"> </text:span></text:p>
      <text:p text:style-name="P1"><text:span text:style-name="T19"/></text:p>
      <text:p text:style-name="P7"><text:span text:style-name="T19"/></text:p>
      <text:p text:style-name="P7"><text:span text:style-name="T19"/></text:p>
      <text:p text:style-name="P4">3/ Afficher l’immatriculation de toutes les voitures Rose</text:p>
      <text:p text:style-name="P8"><text:span text:style-name="T7">→</text:span><text:span text:style-name="T3"> SELECT </text:span><text:span text:style-name="T14">`immatriculation`</text:span><text:line-break/> <text:s text:c="4"/><text:span text:style-name="T3">FROM </text:span><text:span text:style-name="T14">`voitures`</text:span><text:line-break/> <text:s text:c="4"/><text:span text:style-name="T3">WHERE </text:span><text:span text:style-name="T14">`couleur`</text:span><text:span text:style-name="T5"> </text:span><text:span text:style-name="T10">=</text:span><text:span text:style-name="T5"> </text:span><text:span text:style-name="T14">'Rose'</text:span> </text:p>
      <text:p text:style-name="P8"/>
      <text:p text:style-name="P8"/>
      <text:p text:style-name="P8"/>
      <text:p text:style-name="P4">4/ Afficher <text:span text:style-name="T20">toutes les informations sur les clients qui habitent dans la ville de Bondy</text:span></text:p>
      <text:p text:style-name="P8"><text:span text:style-name="T7">→</text:span><text:span text:style-name="T3"> SELECT</text:span><text:span text:style-name="T10">*</text:span><text:line-break/> <text:s text:c="4"/><text:span text:style-name="T3">FROM</text:span><text:span text:style-name="T5"> </text:span><text:span text:style-name="T14">`clients`</text:span><text:line-break/> <text:s text:c="4"/><text:span text:style-name="T3">WHERE</text:span><text:span text:style-name="T5"> </text:span><text:span text:style-name="T14">`ville`</text:span><text:span text:style-name="T5"> </text:span><text:span text:style-name="T10">=</text:span><text:span text:style-name="T5"> </text:span><text:span text:style-name="T14">'Bondy'</text:span> </text:p>
      <text:p text:style-name="P8"/>
      <text:p text:style-name="P9"/>
      <text:p text:style-name="P9"/>
      <text:p text:style-name="P5">5/ Afficher toutes les informations concernant les voitures ayant un kilometrage &lt; 10000</text:p>
      <text:p text:style-name="P9"><text:span text:style-name="T7">→</text:span><text:span text:style-name="T3"> SELECT</text:span><text:span text:style-name="T5"> </text:span><text:span text:style-name="T10">*</text:span><text:line-break/> <text:s text:c="4"/><text:span text:style-name="T3">FROM</text:span><text:span text:style-name="T5"> </text:span><text:span text:style-name="T14">`voitures`</text:span><text:line-break/> <text:s text:c="4"/><text:span text:style-name="T3">WHERE</text:span><text:span text:style-name="T5"> </text:span><text:span text:style-name="T14">`kilometrage`</text:span><text:span text:style-name="T5"> </text:span><text:span text:style-name="T10">&lt;</text:span><text:span text:style-name="T15">10000</text:span> </text:p>
      <text:p text:style-name="P9"/>
      <text:p text:style-name="P10"/>
      <text:p text:style-name="P10"/>
      <text:p text:style-name="P6">6/ Afficher l’immatriculation de voitures diesel ayant le nb de porte =’5’</text:p>
      <text:p text:style-name="P10"><text:span text:style-name="T3">SELECT</text:span><text:span text:style-name="T5"> </text:span><text:span text:style-name="T14">`immatriculation`</text:span><text:line-break/><text:span text:style-name="T3">FROM</text:span><text:span text:style-name="T5"> </text:span><text:span text:style-name="T14">`voitures`</text:span><text:line-break/><text:span text:style-name="T3">WHERE</text:span><text:span text:style-name="T5"> </text:span><text:span text:style-name="T14">`carburant`</text:span><text:span text:style-name="T5"> </text:span><text:span text:style-name="T10">=</text:span><text:span text:style-name="T5"> </text:span><text:span text:style-name="T14">'diesel'</text:span><text:line-break/><text:span text:style-name="T3">AND</text:span><text:span text:style-name="T5"> </text:span><text:span text:style-name="T14">`nbr_porte`</text:span><text:span text:style-name="T5"> </text:span><text:span text:style-name="T10">=</text:span><text:span text:style-name="T5"> </text:span><text:span text:style-name="T14">'4'</text:span></text:p>
      <text:p text:style-name="P10"><text:span text:style-name="T14"/></text:p>
      <text:p text:style-name="P12"><text:span text:style-name="T17"/></text:p>
      <text:p text:style-name="P12"><text:span text:style-name="T17"/></text:p>
      <text:p text:style-name="P12"><text:span text:style-name="T17">7/ Afficher l’immatriculation, la marque, le modèle de toutes les voitures mercedes</text:span></text:p>
      <text:p text:style-name="P12"><text:span text:style-name="T4">SELECT </text:span><text:span text:style-name="T12">`immatriculation` </text:span><text:span text:style-name="T9">, </text:span><text:span text:style-name="T12">`marque` </text:span><text:span text:style-name="T9">, </text:span><text:span text:style-name="T12">`modele` </text:span><text:span text:style-name="T9">, </text:span><text:span text:style-name="T12">`couleur`</text:span><text:span text:style-name="T11"><text:line-break/></text:span><text:span text:style-name="T4">FROM </text:span><text:span text:style-name="T12">`voitures`</text:span><text:span text:style-name="T11"><text:line-break/></text:span><text:span text:style-name="T4">WHERE </text:span><text:span text:style-name="T12">`marque` </text:span><text:span text:style-name="T9">= </text:span><text:span text:style-name="T12">'Mercedes'</text:span><text:span text:style-name="T17"> 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2-12-07T11:29:14.204000000</dc:date>
    <meta:editing-duration>PT6M32S</meta:editing-duration>
    <meta:editing-cycles>2</meta:editing-cycles>
    <meta:generator>LibreOffice/7.4.2.3$Windows_X86_64 LibreOffice_project/382eef1f22670f7f4118c8c2dd222ec7ad009daf</meta:generator>
    <meta:document-statistic meta:table-count="0" meta:image-count="0" meta:object-count="0" meta:page-count="1" meta:paragraph-count="15" meta:word-count="141" meta:character-count="981" meta:non-whitespace-character-count="806"/>
  </office:meta>
</office:document-meta>
</file>